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normal" officeooo:rsid="0012f8cb" officeooo:paragraph-rsid="0012f8cb" style:font-size-asian="13.1000003814697pt" style:font-weight-asian="normal" style:font-size-complex="15pt" style:font-weight-complex="normal"/>
    </style:style>
    <style:style style:name="P2" style:family="paragraph" style:parent-style-name="Standard" style:list-style-name="L1">
      <style:text-properties officeooo:paragraph-rsid="00145876"/>
    </style:style>
    <style:style style:name="P3" style:family="paragraph" style:parent-style-name="Standard">
      <style:text-properties officeooo:paragraph-rsid="00145876"/>
    </style:style>
    <style:style style:name="P4" style:family="paragraph" style:parent-style-name="Standard">
      <style:text-properties officeooo:rsid="00145876" officeooo:paragraph-rsid="00145876"/>
    </style:style>
    <style:style style:name="P5" style:family="paragraph" style:parent-style-name="Standard" style:list-style-name="L3">
      <style:text-properties style:text-underline-style="none" officeooo:rsid="001555c8" officeooo:paragraph-rsid="001555c8"/>
    </style:style>
    <style:style style:name="P6" style:family="paragraph" style:parent-style-name="Standard">
      <style:text-properties style:text-underline-style="none" officeooo:rsid="001555c8" officeooo:paragraph-rsid="001555c8"/>
    </style:style>
    <style:style style:name="P7" style:family="paragraph" style:parent-style-name="Standard" style:list-style-name="L4">
      <style:text-properties style:text-underline-style="none" officeooo:rsid="001555c8" officeooo:paragraph-rsid="001555c8"/>
    </style:style>
    <style:style style:name="P8" style:family="paragraph" style:parent-style-name="Standard" style:list-style-name="L4">
      <style:text-properties style:text-underline-style="none" officeooo:rsid="00165d5a" officeooo:paragraph-rsid="00165d5a"/>
    </style:style>
    <style:style style:name="P9" style:family="paragraph" style:parent-style-name="Standard" style:list-style-name="L4">
      <style:text-properties style:text-underline-style="none" fo:font-weight="bold" officeooo:rsid="00165d5a" officeooo:paragraph-rsid="00165d5a" style:font-weight-asian="bold" style:font-weight-complex="bold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145876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solid" style:text-underline-width="auto" style:text-underline-color="font-color" fo:font-weight="normal" officeooo:rsid="00145876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45876" style:font-size-asian="10.5pt" style:font-weight-asian="normal" style:font-size-complex="12pt" style:font-weight-complex="normal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fo:font-style="italic" style:font-size-asian="10.5pt" style:font-style-asian="italic" style:font-size-complex="12pt" style:font-style-complex="italic"/>
    </style:style>
    <style:style style:name="T9" style:family="text">
      <style:text-properties fo:font-size="12pt" fo:font-style="normal" style:font-size-asian="10.5pt" style:font-style-asian="normal" style:font-size-complex="12pt" style:font-style-complex="normal"/>
    </style:style>
    <style:style style:name="T10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G 8/22</text:p>
      <text:p text:style-name="P1"/>
      <text:list text:style-name="L1">
        <text:list-item>
          <text:p text:style-name="P2"><text:span text:style-name="T2">6500-7000 languages in the world. Nearly half will disappear by 2100.</text:span></text:p>
        </text:list-item>
      </text:list>
      <text:p text:style-name="P3"><text:span text:style-name="T2"/></text:p>
      <text:p text:style-name="P4"><text:span text:style-name="T2">T</text:span><text:span text:style-name="T1">akeaways from </text:span><text:span text:style-name="T3">Powhatan language in Virginia:</text:span></text:p>
      <text:p text:style-name="P3"><text:span text:style-name="T2">• Language diversity</text:span></text:p>
      <text:p text:style-name="P3"><text:span text:style-name="T2">• Language connections: contact and borrowing</text:span></text:p>
      <text:p text:style-name="P3"><text:span text:style-name="T2">• Other languages and how they show up in English</text:span></text:p>
      <text:p text:style-name="P3"><text:span text:style-name="T2">• Language and history, history of languages and peoples</text:span></text:p>
      <text:p text:style-name="P3"><text:span text:style-name="T2">• Language shift, endangerment, loss</text:span></text:p>
      <text:p text:style-name="P3"><text:span text:style-name="T2">• Language loyalty, value, and revitalization</text:span></text:p>
      <text:p text:style-name="P3"><text:span text:style-name="T2">• Symbolic and ideological components of language</text:span></text:p>
      <text:p text:style-name="P3"><text:span text:style-name="T4"/></text:p>
      <text:list text:style-name="L3">
        <text:list-item>
          <text:p text:style-name="P5"><text:span text:style-name="T6">2</text:span><text:span text:style-name="T5">017 declaration of a common language (BCSM)</text:span></text:p>
        </text:list-item>
        <text:list-item>
          <text:p text:style-name="P5"><text:span text:style-name="T5">Conceptually: if two varieties of speech are mutually unintelligible, they are different languages</text:span></text:p>
        </text:list-item>
      </text:list>
      <text:p text:style-name="P6"><text:span text:style-name="T5"/></text:p>
      <text:p text:style-name="P6"><text:span text:style-name="T5">Takeaways from Serbo-Croatian languages</text:span></text:p>
      <text:p text:style-name="P6"><text:span text:style-name="T5">• Language and politics</text:span></text:p>
      <text:p text:style-name="P6"><text:span text:style-name="T5">• Symbolic nature of language</text:span></text:p>
      <text:p text:style-name="P6"><text:span text:style-name="T5">• Language and identity</text:span></text:p>
      <text:p text:style-name="P6"><text:span text:style-name="T5">• Active language engineering</text:span></text:p>
      <text:p text:style-name="P6"><text:span text:style-name="T5"/></text:p>
      <text:list text:style-name="L4">
        <text:list-item>
          <text:p text:style-name="P7"><text:span text:style-name="T5">Languages are not just collections of words-- they are systems of rules for pronouncing, forming, and combining those words</text:span></text:p>
        </text:list-item>
        <text:list-item>
          <text:p text:style-name="P8"><text:span text:style-name="T5">Accents are considered theor own systems especially in terms of vowel pronunciation</text:span></text:p>
        </text:list-item>
        <text:list-item>
          <text:p text:style-name="P9"><text:span text:style-name="T7">Dialect continuum</text:span><text:span text:style-name="T8"> </text:span><text:span text:style-name="T10">with cree in Canada</text:span></text:p>
        </text:list-item>
        <text:list-item>
          <text:p text:style-name="P9"><text:span text:style-name="T9">Isogloss</text:span><text:span text:style-name="T8"> </text:span><text:span text:style-name="T10">is a line separating gone particular pronunciation pattern from another, for a single sound. Not words, sounds.</text:span></text:p>
        </text:list-item>
        <text:list-item>
          <text:p text:style-name="P9"><text:span text:style-name="T10">Bundles of isogloss can create distinctions between dialects</text:span></text:p>
        </text:list-item>
        <text:list-item>
          <text:p text:style-name="P9"><text:span text:style-name="T9">Language isolate </text:span><text:span text:style-name="T10">is a language not related to any other language in the world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14:29:49.905364600</meta:creation-date>
    <dc:date>2025-08-22T15:32:13.587116204</dc:date>
    <meta:editing-duration>PT24M20S</meta:editing-duration>
    <meta:editing-cycles>1</meta:editing-cycles>
    <meta:document-statistic meta:table-count="0" meta:image-count="0" meta:object-count="0" meta:page-count="1" meta:paragraph-count="23" meta:word-count="192" meta:character-count="1218" meta:non-whitespace-character-count="1058"/>
    <meta:generator>LibreOffice/24.2.7.2$Linux_X86_64 LibreOffice_project/420$Build-2</meta:generator>
  </office:meta>
</office:document-meta>
</file>